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$Premia.$A$1: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$Premia.$A$1: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$Premia.$A$1: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$Premia.$A$1: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$Premia.$A$1: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$Premia.$A$1: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$Premia.$A$1: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$Premia.$A$1: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$Premia.$A$1: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$Premia.$A$1: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$Premia.$A$1: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$Premia.$A$1: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$Premia.$A$1: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$Premia.$A$1: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$Premia.$A$1: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$Premia.$A$1: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$Premia.$A$1: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$Premia.$A$1: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$Premia.$A$1: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$Premia.$A$1: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$Premia.$A$1: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$Premia.$A$1: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$Premia.$A$1: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$Premia.$A$1: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$Premia.$A$1: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$Premia.$A$1: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$Premia.$A$1: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$Premia.$A$1: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$Premia.$A$1: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$Premia.$A$1: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$Premia.$A$1: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$Premia.$A$1: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$Premia.$A$1: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$Premia.$A$1: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$Premia.$A$1: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$Premia.$A$1: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$Premia.$A$1: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$Premia.$A$1: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$Premia.$A$1: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$Premia.$A$1: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$Premia.$A$1: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$Premia.$A$1: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$Premia.$A$1: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$Premia.$A$1: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$Premia.$A$1: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$Premia.$A$1: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$Premia.$A$1: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$Premia.$A$1: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$Premia.$A$1: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$Premia.$A$1: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$Premia.$A$1: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$Premia.$A$1: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$Premia.$A$1: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$Premia.$A$1: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$Premia.$A$1: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$Premia.$A$1: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$Premia.$A$1: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$Premia.$A$1: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$Premia.$A$1: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3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$Premia.$A$1: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$Premia.$A$1: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$Premia.$A$1:.$B$13];2;0)*[.F62]" office:value-type="float" office:value="78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$Premia.$A$1: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3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$Premia.$A$1: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$Premia.$A$1: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3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$Premia.$A$1: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3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$Premia.$A$1: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3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$Premia.$A$1: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$Premia.$A$1: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$Premia.$A$1: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$Premia.$A$1: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$Premia.$A$1: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3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$Premia.$A$1: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$Premia.$A$1: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$Premia.$A$1: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3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$Premia.$A$1: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$Premia.$A$1: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$Premia.$A$1: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$Premia.$A$1: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$Premia.$A$1: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$Premia.$A$1: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$Premia.$A$1: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$Premia.$A$1: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$Premia.$A$1: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$Premia.$A$1: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$Premia.$A$1: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3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$Premia.$A$1: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$Premia.$A$1: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$Premia.$A$1: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$Premia.$A$1: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$Premia.$A$1: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$Premia.$A$1: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$Premia.$A$1: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$Premia.$A$1: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$Premia.$A$1: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$Premia.$A$1: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$Premia.$A$1: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$Premia.$A$1: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$Premia.$A$1: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3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$Premia.$A$1: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$Premia.$A$1: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$Premia.$A$1: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$Premia.$A$1: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$Premia.$A$1: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$Premia.$A$1: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$Premia.$A$1: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$Premia.$A$1: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$Premia.$A$1: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$Premia.$A$1: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3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$Premia.$A$1: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$Premia.$A$1: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$Premia.$A$1: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$Premia.$A$1: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$Premia.$A$1: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$Premia.$A$1: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$Premia.$A$1: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$Premia.$A$1: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$Premia.$A$1: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$Premia.$A$1: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$Premia.$A$1: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$Premia.$A$1: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$Premia.$A$1: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3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$Premia.$A$1: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3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$Premia.$A$1: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3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$Premia.$A$1: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3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$Premia.$A$1: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3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$Premia.$A$1: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3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$Premia.$A$1: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3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$Premia.$A$1: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3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$Premia.$A$1: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$Premia.$A$1: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3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$Premia.$A$1: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$Premia.$A$1: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$Premia.$A$1: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$Premia.$A$1: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$Premia.$A$1: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$Premia.$A$1: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$Premia.$A$1: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$Premia.$A$1: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$Premia.$A$1: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$Premia.$A$1: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$Premia.$A$1: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$Premia.$A$1: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$Premia.$A$1: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$Premia.$A$1: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$Premia.$A$1: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$Premia.$A$1: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$Premia.$A$1: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$Premia.$A$1: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$Premia.$A$1: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$Premia.$A$1: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$Premia.$A$1: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$Premia.$A$1: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$Premia.$A$1: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$Premia.$A$1: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$Premia.$A$1: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$Premia.$A$1: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$Premia.$A$1: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$Premia.$A$1: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$Premia.$A$1: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$Premia.$A$1: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$Premia.$A$1: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$Premia.$A$1: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$Premia.$A$1: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$Premia.$A$1: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$Premia.$A$1: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$Premia.$A$1: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$Premia.$A$1: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$Premia.$A$1: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$Premia.$A$1: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$Premia.$A$1: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$Premia.$A$1: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$Premia.$A$1: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$Premia.$A$1: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$Premia.$A$1: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$Premia.$A$1: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$Premia.$A$1: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$Premia.$A$1: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$Premia.$A$1: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$Premia.$A$1: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$Premia.$A$1: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$Premia.$A$1: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$Premia.$A$1: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$Premia.$A$1: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$Premia.$A$1: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$Premia.$A$1: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$Premia.$A$1: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$Premia.$A$1: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$Premia.$A$1: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$Premia.$A$1: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$Premia.$A$1: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$Premia.$A$1: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$Premia.$A$1: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$Premia.$A$1: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$Premia.$A$1: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$Premia.$A$1: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$Premia.$A$1: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$Premia.$A$1: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$Premia.$A$1: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$Premia.$A$1: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$Premia.$A$1: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$Premia.$A$1: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$Premia.$A$1: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$Premia.$A$1: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$Premia.$A$1: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$Premia.$A$1: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$Premia.$A$1: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$Premia.$A$1: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$Premia.$A$1: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$Premia.$A$1: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$Premia.$A$1: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$Premia.$A$1: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$Premia.$A$1: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$Premia.$A$1: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$Premia.$A$1: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$Premia.$A$1: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$Premia.$A$1: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$Premia.$A$1: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$Premia.$A$1: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$Premia.$A$1: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$Premia.$A$1: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$Premia.$A$1: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$Premia.$A$1: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$Premia.$A$1: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$Premia.$A$1: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$Premia.$A$1: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$Premia.$A$1: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$Premia.$A$1: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$Premia.$A$1: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$Premia.$A$1: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$Premia.$A$1: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$Premia.$A$1: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$Premia.$A$1: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$Premia.$A$1: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$Premia.$A$1: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$Premia.$A$1: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$Premia.$A$1: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$Premia.$A$1: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$Premia.$A$1: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$Premia.$A$1: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$Premia.$A$1: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$Premia.$A$1: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$Premia.$A$1: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$Premia.$A$1: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$Premia.$A$1: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3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$Premia.$A$1: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$Premia.$A$1: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$Premia.$A$1: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$Premia.$A$1: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$Premia.$A$1: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$Premia.$A$1: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$Premia.$A$1: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$Premia.$A$1: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$Premia.$A$1: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$Premia.$A$1: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$Premia.$A$1: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$Premia.$A$1: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$Premia.$A$1: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$Premia.$A$1: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$Premia.$A$1: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$Premia.$A$1: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$Premia.$A$1: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$Premia.$A$1: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$Premia.$A$1: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$Premia.$A$1: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$Premia.$A$1: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$Premia.$A$1: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$Premia.$A$1: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$Premia.$A$1: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$Premia.$A$1: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$Premia.$A$1: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3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$Premia.$A$1: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$Premia.$A$1: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$Premia.$A$1: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$Premia.$A$1: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$Premia.$A$1: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$Premia.$A$1: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$Premia.$A$1: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$Premia.$A$1: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$Premia.$A$1: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$Premia.$A$1: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$Premia.$A$1: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$Premia.$A$1: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$Premia.$A$1: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$Premia.$A$1: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$Premia.$A$1: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$Premia.$A$1: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$Premia.$A$1: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$Premia.$A$1: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$Premia.$A$1: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$Premia.$A$1: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$Premia.$A$1: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3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$Premia.$A$1: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3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$Premia.$A$1: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3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$Premia.$A$1: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$Premia.$A$1: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$Premia.$A$1: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$Premia.$A$1: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$Premia.$A$1: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$Premia.$A$1: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$Premia.$A$1: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$Premia.$A$1: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$Premia.$A$1: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$Premia.$A$1: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$Premia.$A$1: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$Premia.$A$1: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$Premia.$A$1: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$Premia.$A$1: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$Premia.$A$1: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$Premia.$A$1: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$Premia.$A$1: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$Premia.$A$1: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$Premia.$A$1: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$Premia.$A$1: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$Premia.$A$1: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$Premia.$A$1: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$Premia.$A$1: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$Premia.$A$1: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$Premia.$A$1: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$Premia.$A$1: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$Premia.$A$1: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$Premia.$A$1: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$Premia.$A$1: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$Premia.$A$1: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$Premia.$A$1: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$Premia.$A$1: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$Premia.$A$1: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$Premia.$A$1: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$Premia.$A$1: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$Premia.$A$1: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$Premia.$A$1: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$Premia.$A$1: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$Premia.$A$1: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$Premia.$A$1: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$Premia.$A$1: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$Premia.$A$1: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$Premia.$A$1: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$Premia.$A$1: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$Premia.$A$1: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$Premia.$A$1: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$Premia.$A$1: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3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$Premia.$A$1: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$Premia.$A$1: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$Premia.$A$1: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$Premia.$A$1: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$Premia.$A$1: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$Premia.$A$1: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$Premia.$A$1: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$Premia.$A$1: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$Premia.$A$1: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$Premia.$A$1: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$Premia.$A$1: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3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$Premia.$A$1: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3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$Premia.$A$1: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$Premia.$A$1: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$Premia.$A$1: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$Premia.$A$1: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$Premia.$A$1: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$Premia.$A$1: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$Premia.$A$1: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$Premia.$A$1: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$Premia.$A$1: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$Premia.$A$1: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$Premia.$A$1: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$Premia.$A$1: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$Premia.$A$1: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$Premia.$A$1: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$Premia.$A$1: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$Premia.$A$1: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$Premia.$A$1: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$Premia.$A$1: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$Premia.$A$1: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$Premia.$A$1: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$Premia.$A$1: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$Premia.$A$1: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$Premia.$A$1: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$Premia.$A$1: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$Premia.$A$1: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$Premia.$A$1: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$Premia.$A$1: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$Premia.$A$1: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$Premia.$A$1: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$Premia.$A$1: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$Premia.$A$1: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$Premia.$A$1: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$Premia.$A$1: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$Premia.$A$1: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$Premia.$A$1: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$Premia.$A$1: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$Premia.$A$1: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$Premia.$A$1: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$Premia.$A$1: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$Premia.$A$1: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$Premia.$A$1: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$Premia.$A$1: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$Premia.$A$1: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$Premia.$A$1: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$Premia.$A$1: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$Premia.$A$1: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$Premia.$A$1: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$Premia.$A$1: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3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$Premia.$A$1: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$Premia.$A$1: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$Premia.$A$1: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$Premia.$A$1: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$Premia.$A$1: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$Premia.$A$1: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$Premia.$A$1: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$Premia.$A$1: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$Premia.$A$1: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$Premia.$A$1: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$Premia.$A$1: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$Premia.$A$1: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$Premia.$A$1: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$Premia.$A$1: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$Premia.$A$1: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$Premia.$A$1: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$Premia.$A$1: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$Premia.$A$1: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$Premia.$A$1: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$Premia.$A$1: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$Premia.$A$1: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$Premia.$A$1: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$Premia.$A$1: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$Premia.$A$1: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$Premia.$A$1: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$Premia.$A$1: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$Premia.$A$1: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$Premia.$A$1: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$Premia.$A$1: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$Premia.$A$1: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$Premia.$A$1: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$Premia.$A$1: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$Premia.$A$1: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$Premia.$A$1: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$Premia.$A$1: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$Premia.$A$1: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$Premia.$A$1: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$Premia.$A$1: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$Premia.$A$1: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$Premia.$A$1: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$Premia.$A$1: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$Premia.$A$1: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$Premia.$A$1: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$Premia.$A$1: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$Premia.$A$1: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$Premia.$A$1: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$Premia.$A$1: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$Premia.$A$1: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$Premia.$A$1: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3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$Premia.$A$1: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3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$Premia.$A$1: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$Premia.$A$1: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3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$Premia.$A$1: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3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$Premia.$A$1: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3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$Premia.$A$1: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$Premia.$A$1: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3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$Premia.$A$1: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$Premia.$A$1: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3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$Premia.$A$1: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3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$Premia.$A$1: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$Premia.$A$1: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$Premia.$A$1: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$Premia.$A$1: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3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$Premia.$A$1: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$Premia.$A$1: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$Premia.$A$1: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$Premia.$A$1: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$Premia.$A$1: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$Premia.$A$1: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3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$Premia.$A$1: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$Premia.$A$1: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3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$Premia.$A$1: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$Premia.$A$1: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$Premia.$A$1: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$Premia.$A$1: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$Premia.$A$1: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$Premia.$A$1: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$Premia.$A$1: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$Premia.$A$1: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3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$Premia.$A$1: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$Premia.$A$1: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$Premia.$A$1: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$Premia.$A$1: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$Premia.$A$1: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3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$Premia.$A$1: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$Premia.$A$1: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$Premia.$A$1: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$Premia.$A$1: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$Premia.$A$1: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$Premia.$A$1: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$Premia.$A$1: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$Premia.$A$1: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$Premia.$A$1: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$Premia.$A$1: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$Premia.$A$1: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3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$Premia.$A$1: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3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$Premia.$A$1: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3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$Premia.$A$1: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$Premia.$A$1:.$B$13];2;0)*[.F500]" office:value-type="float" office:value="430" calcext:value-type="float">
            <text:p>430</text:p>
          </table:table-cell>
        </table:table-row>
      </table:table>
      <table:table table:name="Dział" table:style-name="ta1">
        <table:table-column table:style-name="co7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07:14:31.56459902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5:30.675338067</meta:creation-date>
    <meta:generator>LibreOffice/5.4.1.2.0$Linux_X86_64 LibreOffice_project/40m0$Build-2</meta:generator>
    <dc:date>2017-09-22T07:51:35.044632368</dc:date>
    <meta:editing-duration>PT17M51S</meta:editing-duration>
    <meta:editing-cycles>2</meta:editing-cycles>
    <meta:document-statistic meta:table-count="3" meta:cell-count="4101" meta:object-count="0"/>
  </office:meta>
</office:document-meta>
</file>